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df3" officeooo:paragraph-rsid="0007bdf3"/>
    </style:style>
    <style:style style:name="P2" style:family="paragraph" style:parent-style-name="Standard">
      <style:text-properties officeooo:rsid="000d09dd" officeooo:paragraph-rsid="000d09dd"/>
    </style:style>
    <style:style style:name="P3" style:family="paragraph" style:parent-style-name="Standard">
      <style:text-properties officeooo:paragraph-rsid="0007bdf3"/>
    </style:style>
    <style:style style:name="P4" style:family="paragraph" style:parent-style-name="Standard">
      <style:text-properties officeooo:paragraph-rsid="0007bdf3"/>
    </style:style>
    <style:style style:name="P5" style:family="paragraph" style:parent-style-name="Standard">
      <style:text-properties officeooo:rsid="000f8f4c" officeooo:paragraph-rsid="000f8f4c"/>
    </style:style>
    <style:style style:name="T1" style:family="text">
      <style:text-properties officeooo:rsid="00083787"/>
    </style:style>
    <style:style style:name="T2" style:family="text">
      <style:text-properties officeooo:rsid="000a3632"/>
    </style:style>
    <style:style style:name="T3" style:family="text">
      <style:text-properties officeooo:rsid="000b045b"/>
    </style:style>
    <style:style style:name="T4" style:family="text">
      <style:text-properties officeooo:rsid="0007bdf3"/>
    </style:style>
    <style:style style:name="T5" style:family="text">
      <style:text-properties officeooo:rsid="000e9a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I/O trace will be connected to two separate pins on the microcontroller. Each trace will have a 0Ω resistor between the sensor pin and the microcontroller pin, but one of these 0Ω resistors will be DNP. This will allow a different microcontroller pin to be used in the event that one fails. </text:p>
      <text:p text:style-name="P1"/>
      <text:p text:style-name="P1">The line to the voltage will also be populated with a 0Ω, to allow the entire module to be disconnected from power in the instance that a design error and/or circuit damage within the sensor module leads to a short.</text:p>
      <text:p text:style-name="P1"/>
      <text:p text:style-name="P2">If the <text:s/><text:span text:style-name="T4">0Ω </text:span>resistors have to be de-soldered, their pads can be used to solder a wire directly to another pin on the microcontroller.</text:p>
      <text:p text:style-name="P1"/>
      <text:p text:style-name="P3"><text:span text:style-name="T4">Finally, the design includes 2 analogue sensors (a potentiometer which can be connected to some small mechanical device, and a </text:span><text:span text:style-name="T3">thermistor)</text:span><text:span text:style-name="T4">, and 2 digital sensors (an ambient light sensor and a </text:span><text:span text:style-name="T1">temperature/</text:span><text:span text:style-name="T3">humidity</text:span><text:span text:style-name="T4"> sensor). </text:span><text:span text:style-name="T1">Best case scenario, this means that the HAT is multi-faceted and can serve a variety of different </text:span><text:span text:style-name="T2">research </text:span><text:span text:style-name="T1">purposes. However, in the event of of component/design failure or inadequate component stock, the HAT will hopefully still have other functioning sensors and thus will still be useful. It is specifically useful that there are 2 different temperature sensors, given that our original examination of use cases for the HAT placed on a strong emphasis on the HAT’s ability to sense temperature.</text:span></text:p>
      <text:p text:style-name="P3"/>
      <text:p text:style-name="P3"><text:span text:style-name="T5">Temperature &amp; humidity sensor: </text:span>C2837688</text:p>
      <text:p text:style-name="P3"/>
      <text:p text:style-name="P3"/>
      <text:p text:style-name="P5">What did you do in the past week?</text:p>
      <text:p text:style-name="P5"/>
      <text:p text:style-name="P5">- Added a temperature/humidity sensor to the sensor schematic</text:p>
      <text:p text:style-name="P5">- Revamped net labelling system on schematics</text:p>
      <text:p text:style-name="P5">- Error-checked and assisted other team members with the power and microcontroller submodules</text:p>
      <text:p text:style-name="P5"/>
      <text:p text:style-name="P5">What do you plan to do in the coming week?</text:p>
      <text:p text:style-name="P5"/>
      <text:p text:style-name="P5">- A bulk amount of the PCB design, given that I enjoy it and have had less work than the others so far</text:p>
      <text:p text:style-name="P5">- A budget review to make sure we can actually afford all the sensors</text:p>
      <text:p text:style-name="P5">- Any necessary final edits to the schematics</text:p>
      <text:p text:style-name="P5"/>
      <text:p text:style-name="P5">What might prevent you from doing things?</text:p>
      <text:p text:style-name="P5"/>
      <text:p text:style-name="P5">- Very busy next week (tests). Can mitigate with good time management</text:p>
      <text:p text:style-name="P5">- Load shedding makes working difficult. Will plan around the load shedding schedule.</text:p>
      <text:p text:style-name="P5">- Budget constraints might require some minor sensor submodule redesign. Will plan this in in case it is necessar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1:35:23.533085319</meta:creation-date>
    <meta:generator>LibreOffice/7.3.7.2$Linux_X86_64 LibreOffice_project/30$Build-2</meta:generator>
    <dc:date>2023-03-14T00:31:45.792249454</dc:date>
    <meta:editing-duration>PT2H2M15S</meta:editing-duration>
    <meta:editing-cycles>7</meta:editing-cycles>
    <meta:document-statistic meta:table-count="0" meta:image-count="0" meta:object-count="0" meta:page-count="1" meta:paragraph-count="17" meta:word-count="378" meta:character-count="2202" meta:non-whitespace-character-count="1839"/>
  </office:meta>
</office:document-meta>
</file>